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4pt"/>
    </style:style>
    <style:style style:name="co2" style:family="table-column">
      <style:table-column-properties fo:break-before="auto" style:column-width="92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Range of 64 bit signed timeCo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^63:</text:p>
          </table:table-cell>
          <table:table-cell table:formula="of:=2^63" office:value-type="float" office:value="9.22337203685478E+018" calcext:value-type="float">
            <text:p>9.22E+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lliseconds</text:p>
          </table:table-cell>
          <table:table-cell office:value-type="float" office:value="1000" calcext:value-type="float">
            <text:p>1.00E+03</text:p>
          </table:table-cell>
        </table:table-row>
        <table:table-row table:style-name="ro1">
          <table:table-cell office:value-type="string" calcext:value-type="string">
            <text:p>in minute</text:p>
          </table:table-cell>
          <table:table-cell table:formula="of:=[.B5]*60" office:value-type="float" office:value="60000" calcext:value-type="float">
            <text:p>6.00E+04</text:p>
          </table:table-cell>
        </table:table-row>
        <table:table-row table:style-name="ro1">
          <table:table-cell office:value-type="string" calcext:value-type="string">
            <text:p>in hour</text:p>
          </table:table-cell>
          <table:table-cell table:formula="of:=[.B6]*60" office:value-type="float" office:value="3600000" calcext:value-type="float">
            <text:p>3.60E+06</text:p>
          </table:table-cell>
        </table:table-row>
        <table:table-row table:style-name="ro1">
          <table:table-cell office:value-type="string" calcext:value-type="string">
            <text:p>in day</text:p>
          </table:table-cell>
          <table:table-cell table:formula="of:=[.B7]*24" office:value-type="float" office:value="86400000" calcext:value-type="float">
            <text:p>8.64E+07</text:p>
          </table:table-cell>
        </table:table-row>
        <table:table-row table:style-name="ro1">
          <table:table-cell office:value-type="string" calcext:value-type="string">
            <text:p>in year</text:p>
          </table:table-cell>
          <table:table-cell table:formula="of:=[.B8]*365" office:value-type="float" office:value="31536000000" calcext:value-type="float">
            <text:p>3.15E+10</text:p>
          </table:table-cell>
        </table:table-row>
        <table:table-row table:style-name="ro1">
          <table:table-cell office:value-type="string" calcext:value-type="string">
            <text:p>in century</text:p>
          </table:table-cell>
          <table:table-cell table:formula="of:=[.B9]*100" office:value-type="float" office:value="3153600000000" calcext:value-type="float">
            <text:p>3.15E+1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rom 0 BCE to 2015</text:p>
          </table:table-cell>
          <table:table-cell table:formula="of:=[.$B$9]*2015" office:value-type="float" office:value="63545040000000" calcext:value-type="float">
            <text:p>6.35E+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om 0 BCE to 3015</text:p>
          </table:table-cell>
          <table:table-cell table:formula="of:=[.$B$9]*3015" office:value-type="float" office:value="95081040000000" calcext:value-type="float">
            <text:p>9.51E+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illion BCE</text:p>
          </table:table-cell>
          <table:table-cell table:formula="of:=[.$B$9]*(1000000)" office:value-type="float" office:value="3.1536E+016" calcext:value-type="float">
            <text:p>3.15E+16</text:p>
          </table:table-cell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3:16:17.3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3:37:03.169000000</meta:creation-date>
    <dc:date>2015-12-06T13:19:06.056000000</dc:date>
    <meta:editing-duration>PT3M5S</meta:editing-duration>
    <meta:editing-cycles>2</meta:editing-cycles>
    <meta:generator>LibreOffice/4.4.5.2$Windows_x86 LibreOffice_project/a22f674fd25a3b6f45bdebf25400ed2adff0ff99</meta:generator>
    <meta:document-statistic meta:table-count="1" meta:cell-count="21" meta:object-count="0"/>
  </office:meta>
</office:document-meta>
</file>